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9722" officeooo:paragraph-rsid="000c9722"/>
    </style:style>
    <style:style style:name="P2" style:family="paragraph" style:parent-style-name="Standard">
      <style:text-properties officeooo:rsid="000d1e12" officeooo:paragraph-rsid="000d1e12"/>
    </style:style>
    <style:style style:name="P3" style:family="paragraph" style:parent-style-name="Standard">
      <style:text-properties officeooo:rsid="000effb0" officeooo:paragraph-rsid="000effb0"/>
    </style:style>
    <style:style style:name="P4" style:family="paragraph" style:parent-style-name="Standard">
      <style:text-properties fo:color="#000000" officeooo:paragraph-rsid="000c9722"/>
    </style:style>
    <style:style style:name="P5" style:family="paragraph" style:parent-style-name="Standard">
      <style:text-properties fo:color="#000000" officeooo:rsid="000c9722" officeooo:paragraph-rsid="001a1166"/>
    </style:style>
    <style:style style:name="P6" style:family="paragraph" style:parent-style-name="Standard">
      <style:text-properties fo:color="#000000" officeooo:rsid="000c9722" officeooo:paragraph-rsid="000c9722"/>
    </style:style>
    <style:style style:name="P7" style:family="paragraph" style:parent-style-name="Standard">
      <style:text-properties fo:color="#000000" officeooo:rsid="000caab4" officeooo:paragraph-rsid="0018bd60"/>
    </style:style>
    <style:style style:name="P8" style:family="paragraph" style:parent-style-name="Standard">
      <style:text-properties fo:color="#000000" officeooo:rsid="0018bd60" officeooo:paragraph-rsid="0018bd60"/>
    </style:style>
    <style:style style:name="P9" style:family="paragraph" style:parent-style-name="Standard">
      <style:text-properties fo:color="#000000" officeooo:rsid="000d1e12" officeooo:paragraph-rsid="001a1166"/>
    </style:style>
    <style:style style:name="P10" style:family="paragraph" style:parent-style-name="Standard">
      <style:text-properties fo:color="#000000" officeooo:rsid="000d1e12" officeooo:paragraph-rsid="000d1e12"/>
    </style:style>
    <style:style style:name="P11" style:family="paragraph" style:parent-style-name="Standard">
      <style:text-properties fo:color="#000000" officeooo:rsid="001ba804" officeooo:paragraph-rsid="001ba804"/>
    </style:style>
    <style:style style:name="P12" style:family="paragraph" style:parent-style-name="Standard">
      <style:text-properties officeooo:paragraph-rsid="0022ea3f"/>
    </style:style>
    <style:style style:name="P13" style:family="paragraph" style:parent-style-name="Text_20_body">
      <style:text-properties officeooo:rsid="0013ef88" officeooo:paragraph-rsid="00144aa7"/>
    </style:style>
    <style:style style:name="P14" style:family="paragraph" style:parent-style-name="Text_20_body">
      <style:text-properties officeooo:rsid="00187e14" officeooo:paragraph-rsid="00187e14"/>
    </style:style>
    <style:style style:name="P15" style:family="paragraph" style:parent-style-name="Text_20_body">
      <style:text-properties officeooo:rsid="00187e14" officeooo:paragraph-rsid="001ba804"/>
    </style:style>
    <style:style style:name="P16" style:family="paragraph" style:parent-style-name="Heading_20_2">
      <style:text-properties officeooo:paragraph-rsid="0022ea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caab4"/>
    </style:style>
    <style:style style:name="T4" style:family="text">
      <style:text-properties fo:language="en" fo:country="US" officeooo:rsid="000d1e12"/>
    </style:style>
    <style:style style:name="T5" style:family="text">
      <style:text-properties fo:language="en" fo:country="US" officeooo:rsid="000e7afd"/>
    </style:style>
    <style:style style:name="T6" style:family="text">
      <style:text-properties fo:language="en" fo:country="US" officeooo:rsid="0010ac13"/>
    </style:style>
    <style:style style:name="T7" style:family="text">
      <style:text-properties fo:language="en" fo:country="US" officeooo:rsid="00122660"/>
    </style:style>
    <style:style style:name="T8" style:family="text">
      <style:text-properties fo:language="en" fo:country="US" officeooo:rsid="00144aa7"/>
    </style:style>
    <style:style style:name="T9" style:family="text">
      <style:text-properties fo:language="en" fo:country="US" officeooo:rsid="001636eb"/>
    </style:style>
    <style:style style:name="T10" style:family="text">
      <style:text-properties fo:language="en" fo:country="US" officeooo:rsid="0013ef88"/>
    </style:style>
    <style:style style:name="T11" style:family="text">
      <style:text-properties fo:language="en" fo:country="US" officeooo:rsid="0018bd60"/>
    </style:style>
    <style:style style:name="T12" style:family="text">
      <style:text-properties fo:language="en" fo:country="US" officeooo:rsid="001cf2f6"/>
    </style:style>
    <style:style style:name="T13" style:family="text">
      <style:text-properties fo:language="en" fo:country="US" officeooo:rsid="00214f04"/>
    </style:style>
    <style:style style:name="T14" style:family="text">
      <style:text-properties fo:language="en" fo:country="US" officeooo:rsid="001a1166"/>
    </style:style>
    <style:style style:name="T15" style:family="text">
      <style:text-properties fo:language="en" fo:country="US" officeooo:rsid="0022ea3f"/>
    </style:style>
    <style:style style:name="T16" style:family="text">
      <style:text-properties officeooo:rsid="000d1e12"/>
    </style:style>
    <style:style style:name="T17" style:family="text">
      <style:text-properties officeooo:rsid="0013ef88"/>
    </style:style>
    <style:style style:name="T18" style:family="text">
      <style:text-properties fo:color="#ff6600" fo:language="en" fo:country="US"/>
    </style:style>
    <style:style style:name="T19" style:family="text">
      <style:text-properties officeooo:rsid="001a1166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fo:language="en" fo:country="US" officeooo:rsid="0018bd60"/>
    </style:style>
    <style:style style:name="T22" style:family="text">
      <style:text-properties fo:color="#000000" fo:language="en" fo:country="US" officeooo:rsid="000e7afd"/>
    </style:style>
    <style:style style:name="T23" style:family="text">
      <style:text-properties fo:color="#000000" fo:language="en" fo:country="US" officeooo:rsid="001bc060"/>
    </style:style>
    <style:style style:name="T24" style:family="text">
      <style:text-properties fo:color="#000000" fo:language="en" fo:country="US" officeooo:rsid="001cf2f6"/>
    </style:style>
    <style:style style:name="T25" style:family="text">
      <style:text-properties fo:color="#000000" fo:language="en" fo:country="US" officeooo:rsid="000c9722"/>
    </style:style>
    <style:style style:name="T26" style:family="text">
      <style:text-properties fo:color="#000000" fo:language="en" fo:country="US" officeooo:rsid="000caab4"/>
    </style:style>
    <style:style style:name="T27" style:family="text">
      <style:text-properties fo:color="#000000" fo:language="en" fo:country="US" officeooo:rsid="001a1166"/>
    </style:style>
    <style:style style:name="T28" style:family="text">
      <style:text-properties fo:color="#000000" fo:language="en" fo:country="US" officeooo:rsid="0022ea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s:</text:p>
      <text:p text:style-name="P3"/>
      <text:p text:style-name="P1">1. <text:span text:style-name="T16">Start</text:span> PySerial Tango Device Server:</text:p>
      <text:p text:style-name="P1"/>
      <text:p text:style-name="P5"><text:span text:style-name="T17">Terminal 1: </text:span>“python work/sardana_practise/jive/serialLine/src/PySerial.py <text:span text:style-name="T19">copleyCtrlSerialLine</text:span>”</text:p>
      <text:p text:style-name="P6"/>
      <text:p text:style-name="P12"><text:span text:style-name="T25">Py</text:span><text:span text:style-name="T20">Serial is the connection used to </text:span><text:span text:style-name="T25">send</text:span><text:span text:style-name="T20"> commands to</text:span><text:span text:style-name="T25"> stepnet</text:span><text:span text:style-name="T20"> </text:span><text:span text:style-name="T25">to control the </text:span><text:span text:style-name="T20">motor</text:span><text:span text:style-name="T25">s</text:span><text:span text:style-name="T20">. </text:span><text:span text:style-name="T25">Some </text:span><text:span text:style-name="T26">default values for the </text:span><text:span text:style-name="T25">parameters such as Port, Baudrate, parity, stopbits, timeout and so on, are already set in the PySerial Tango Device Server. </text:span><text:span text:style-name="T22">Instance name is </text:span><text:span text:style-name="T27">copleyCtrlSerialLine</text:span><text:span text:style-name="T22">. </text:span><text:span text:style-name="T21">The instance name</text:span><text:span text:style-name="T22"> is user-defined. </text:span><text:span text:style-name="T5">Since my </text:span><text:span text:style-name="T15">serial line </text:span><text:span text:style-name="T5">port has been configured, I use this directly in the </text:span><text:span text:style-name="T25">PySerial.py </text:span><text:span text:style-name="T5">program: </text:span><text:span text:style-name="T28">self.port = '/dev/ttyS0' </text:span></text:p>
      <text:p text:style-name="P4"><text:span text:style-name="T3"/></text:p>
      <text:p text:style-name="P7"><text:span text:style-name="T1">2. </text:span><text:span text:style-name="T11">Open jive.</text:span></text:p>
      <text:p text:style-name="P8"><text:span text:style-name="T1">Terminal 2: “jive”</text:span></text:p>
      <text:p text:style-name="P8"><text:span text:style-name="T1"/></text:p>
      <text:p text:style-name="P7"><text:span text:style-name="T4">Add Tango Device</text:span><text:span text:style-name="T11">s</text:span><text:span text:style-name="T4"> based on the PySerial Tango DS with jive</text:span></text:p>
      <text:p text:style-name="P9"><text:span text:style-name="T1"><text:s text:c="2"/>add an instance “</text:span><text:span text:style-name="T14">copleyCtrlSerialLine</text:span><text:span text:style-name="T1">” and <text:s/>a device “pyserial/</text:span><text:span text:style-name="T7">copleyctrl</text:span><text:span text:style-name="T1">/1” under the PySerial server. The class is PySerial. The instance name must be as same as the instance name that the server </text:span><text:span text:style-name="T13">PySerial</text:span><text:span text:style-name="T1"> starts with. </text:span></text:p>
      <text:p text:style-name="P10"><text:span text:style-name="T1"/></text:p>
      <text:p text:style-name="P11"><text:span text:style-name="T1">Steps in Jive:</text:span></text:p>
      <text:p text:style-name="P15"><text:span text:style-name="T20">In jive &gt;&gt; Tools &gt;&gt; Server Wizard &gt;&gt; Server Registration &gt;&gt; Server name: </text:span><text:span text:style-name="T23">PySerial</text:span><text:span text:style-name="T20"> , <text:s/>Instance name: </text:span><text:span text:style-name="T23">copleyCtrlSerialLine</text:span><text:span text:style-name="T20"> </text:span><text:span text:style-name="T21">&gt;&gt; Start the server : Next <text:s/>&gt;&gt; Class Selection : choose </text:span><text:span text:style-name="T24">PySerial </text:span><text:span text:style-name="T21">&gt;&gt; Declare device &gt;&gt; Device Name: </text:span><text:span text:style-name="T24">pyserial/</text:span><text:span text:style-name="T21">copleyctrl/1 &gt;&gt; </text:span><text:span text:style-name="T24">Configuratio</text:span><text:span text:style-name="T12">n done &gt;&gt; finish</text:span></text:p>
      <text:p text:style-name="P2"><text:span text:style-name="T1"/></text:p>
      <text:h text:style-name="P16" text:outline-level="2"><text:span text:style-name="T1">3. </text:span><text:span text:style-name="T6">In CopleyControl.py, the connection with the PySerial Tango DS is the name of the new created tango device:”pyserial/</text:span><text:span text:style-name="T7">copleyctrl</text:span><text:span text:style-name="T6">/1”. </text:span><text:span text:style-name="T13">This name </text:span><text:span text:style-name="T15">in jive </text:span><text:span text:style-name="T13">can not be changed. </text:span><text:span text:style-name="T6">Once the name is changed, the corresponding name in the program must also be changed to the same name. </text:span><text:span text:style-name="T15">In addition, the same name can not be given with any other tango devices in jive. self.port = '/dev/ttyS0' </text:span></text:h>
      <text:p text:style-name="Text_20_body"><text:span text:style-name="T6"/></text:p>
      <text:p text:style-name="P13"><text:span text:style-name="T6">4. </text:span><text:span text:style-name="T1"><text:s/></text:span><text:span text:style-name="T9">S</text:span><text:span text:style-name="T8">tart CopleyControl Tango DS.</text:span></text:p>
      <text:p text:style-name="P13"><text:span text:style-name="T8">Terminal 2: <text:s/></text:span><text:span text:style-name="T1">python work/CopleyControl_TangoDS/CopleyControl.py <text:s/></text:span><text:span text:style-name="T18">test</text:span></text:p>
      <text:p text:style-name="P14"><text:span text:style-name="T1">5. Add the tango devices with jive. The node ID is the unique </text:span><text:span text:style-name="T10">identification </text:span><text:span text:style-name="T1">for a certain copley controller. Open Jive. In jive &gt;&gt; Tools &gt;&gt; Server Wizard &gt;&gt; Server Registration &gt;&gt; Server name: CopleyControl <text:s/>, <text:s/>Instance name: </text:span><text:span text:style-name="T18">test</text:span><text:span text:style-name="T11">(This is what you start with)</text:span><text:span text:style-name="T1"> </text:span><text:span text:style-name="T11">&gt;&gt; Start the server : Next <text:s/>&gt;&gt; Class Selection : choose CopleyControl &gt;&gt; Declare device &gt;&gt; Device Name: copleyctrl/1/motor1 &gt;&gt; Property: DeviceName <text:s/>&gt;&gt; Property: MaxVelocity &gt;&gt; Property: NodeId </text:span></text:p>
      <text:p text:style-name="P14"><text:soft-page-break/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1T10:27:40.858829101</dc:date>
    <meta:editing-duration>PT54M</meta:editing-duration>
    <meta:editing-cycles>20</meta:editing-cycles>
    <meta:generator>LibreOffice/5.2.7.2$Linux_X86_64 LibreOffice_project/20m0$Build-2</meta:generator>
    <meta:document-statistic meta:table-count="0" meta:image-count="0" meta:object-count="0" meta:page-count="2" meta:paragraph-count="14" meta:word-count="321" meta:character-count="2107" meta:non-whitespace-character-count="1784"/>
  </office:meta>
</office:document-meta>
</file>